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62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93906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normal" officeooo:rsid="0617b21a" officeooo:paragraph-rsid="06150a60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2c5b79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3623cf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23" style:family="paragraph" style:parent-style-name="Standard">
      <style:paragraph-properties fo:text-align="justify" style:justify-single-word="false"/>
      <style:text-properties officeooo:paragraph-rsid="00df76b4"/>
    </style:style>
    <style:style style:name="P124" style:family="paragraph" style:parent-style-name="Standard">
      <style:paragraph-properties fo:text-align="justify" style:justify-single-word="false"/>
      <style:text-properties officeooo:paragraph-rsid="00fb6d83"/>
    </style:style>
    <style:style style:name="P125" style:family="paragraph" style:parent-style-name="Standard">
      <style:paragraph-properties fo:text-align="justify" style:justify-single-word="false"/>
      <style:text-properties officeooo:paragraph-rsid="010ba745"/>
    </style:style>
    <style:style style:name="P126" style:family="paragraph" style:parent-style-name="Standard">
      <style:paragraph-properties fo:text-align="justify" style:justify-single-word="false"/>
      <style:text-properties officeooo:paragraph-rsid="0110b793"/>
    </style:style>
    <style:style style:name="P127" style:family="paragraph" style:parent-style-name="Standard">
      <style:paragraph-properties fo:text-align="justify" style:justify-single-word="false"/>
      <style:text-properties officeooo:paragraph-rsid="014ec0cb"/>
    </style:style>
    <style:style style:name="P128" style:family="paragraph" style:parent-style-name="Standard">
      <style:paragraph-properties fo:text-align="justify" style:justify-single-word="false"/>
      <style:text-properties officeooo:paragraph-rsid="03255feb"/>
    </style:style>
    <style:style style:name="P129" style:family="paragraph" style:parent-style-name="Standard">
      <style:paragraph-properties fo:text-align="justify" style:justify-single-word="false"/>
      <style:text-properties officeooo:paragraph-rsid="03421f4d"/>
    </style:style>
    <style:style style:name="P1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2c5aa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f8c7" style:font-weight-asian="normal" style:font-weight-complex="normal"/>
    </style:style>
    <style:style style:name="T446" style:family="text">
      <style:text-properties fo:font-weight="normal" officeooo:rsid="06393906" style:font-weight-asian="normal" style:font-weight-complex="normal"/>
    </style:style>
    <style:style style:name="T447" style:family="text">
      <style:text-properties fo:font-weight="normal" officeooo:rsid="0639fc44" style:font-weight-asian="normal" style:font-weight-complex="normal"/>
    </style:style>
    <style:style style:name="T448" style:family="text">
      <style:text-properties fo:font-weight="normal" officeooo:rsid="063bc55c" style:font-weight-asian="normal" style:font-weight-complex="normal"/>
    </style:style>
    <style:style style:name="T449" style:family="text">
      <style:text-properties fo:font-weight="normal" officeooo:rsid="063e4c3c" style:font-weight-asian="normal" style:font-weight-complex="normal"/>
    </style:style>
    <style:style style:name="T450" style:family="text">
      <style:text-properties fo:font-weight="normal" officeooo:rsid="06443805" style:font-weight-asian="normal" style:font-weight-complex="normal"/>
    </style:style>
    <style:style style:name="T451" style:family="text">
      <style:text-properties fo:font-weight="normal" officeooo:rsid="0649a6cf" style:font-weight-asian="normal" style:font-weight-complex="normal"/>
    </style:style>
    <style:style style:name="T452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53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4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55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56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57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75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76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77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78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79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80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598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599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600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601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602" style:family="text">
      <style:text-properties officeooo:rsid="015e3e4a"/>
    </style:style>
    <style:style style:name="T603" style:family="text">
      <style:text-properties officeooo:rsid="015fd05e"/>
    </style:style>
    <style:style style:name="T604" style:family="text">
      <style:text-properties officeooo:rsid="0158431f"/>
    </style:style>
    <style:style style:name="T605" style:family="text">
      <style:text-properties officeooo:rsid="0189c008"/>
    </style:style>
    <style:style style:name="T606" style:family="text">
      <style:text-properties officeooo:rsid="018e6390"/>
    </style:style>
    <style:style style:name="T607" style:family="text">
      <style:text-properties officeooo:rsid="018f6c16"/>
    </style:style>
    <style:style style:name="T608" style:family="text">
      <style:text-properties officeooo:rsid="0190bf17"/>
    </style:style>
    <style:style style:name="T609" style:family="text">
      <style:text-properties officeooo:rsid="01936fd0"/>
    </style:style>
    <style:style style:name="T610" style:family="text">
      <style:text-properties officeooo:rsid="0199dcd9"/>
    </style:style>
    <style:style style:name="T611" style:family="text">
      <style:text-properties officeooo:rsid="019a8df8"/>
    </style:style>
    <style:style style:name="T612" style:family="text">
      <style:text-properties officeooo:rsid="01a7b2ad"/>
    </style:style>
    <style:style style:name="T613" style:family="text">
      <style:text-properties officeooo:rsid="01c117e7"/>
    </style:style>
    <style:style style:name="T614" style:family="text">
      <style:text-properties officeooo:rsid="002c02b0"/>
    </style:style>
    <style:style style:name="T615" style:family="text">
      <style:text-properties officeooo:rsid="01c28bf4"/>
    </style:style>
    <style:style style:name="T616" style:family="text">
      <style:text-properties officeooo:rsid="01c2cf39"/>
    </style:style>
    <style:style style:name="T617" style:family="text">
      <style:text-properties officeooo:rsid="01c89ca6"/>
    </style:style>
    <style:style style:name="T618" style:family="text">
      <style:text-properties officeooo:rsid="01cef6db"/>
    </style:style>
    <style:style style:name="T619" style:family="text">
      <style:text-properties officeooo:rsid="01cf7176"/>
    </style:style>
    <style:style style:name="T620" style:family="text">
      <style:text-properties officeooo:rsid="01d117b0"/>
    </style:style>
    <style:style style:name="T621" style:family="text">
      <style:text-properties officeooo:rsid="01d46cdc"/>
    </style:style>
    <style:style style:name="T622" style:family="text">
      <style:text-properties officeooo:rsid="026deff2"/>
    </style:style>
    <style:style style:name="T623" style:family="text">
      <style:text-properties officeooo:rsid="026f06d9"/>
    </style:style>
    <style:style style:name="T624" style:family="text">
      <style:text-properties officeooo:rsid="02766b22"/>
    </style:style>
    <style:style style:name="T625" style:family="text">
      <style:text-properties officeooo:rsid="0277100a"/>
    </style:style>
    <style:style style:name="T626" style:family="text">
      <style:text-properties officeooo:rsid="027a0393"/>
    </style:style>
    <style:style style:name="T627" style:family="text">
      <style:text-properties officeooo:rsid="027a4d46"/>
    </style:style>
    <style:style style:name="T628" style:family="text">
      <style:text-properties officeooo:rsid="027d6c96"/>
    </style:style>
    <style:style style:name="T629" style:family="text">
      <style:text-properties officeooo:rsid="027fb9a5"/>
    </style:style>
    <style:style style:name="T630" style:family="text">
      <style:text-properties officeooo:rsid="0280f6e2"/>
    </style:style>
    <style:style style:name="T631" style:family="text">
      <style:text-properties officeooo:rsid="0285a6ff"/>
    </style:style>
    <style:style style:name="T632" style:family="text">
      <style:text-properties officeooo:rsid="02898d22"/>
    </style:style>
    <style:style style:name="T633" style:family="text">
      <style:text-properties officeooo:rsid="028e1105"/>
    </style:style>
    <style:style style:name="T634" style:family="text">
      <style:text-properties officeooo:rsid="028f5ece"/>
    </style:style>
    <style:style style:name="T635" style:family="text">
      <style:text-properties officeooo:rsid="02904dae"/>
    </style:style>
    <style:style style:name="T636" style:family="text">
      <style:text-properties officeooo:rsid="029224d4"/>
    </style:style>
    <style:style style:name="T637" style:family="text">
      <style:text-properties fo:font-size="26pt" officeooo:rsid="0158431f" style:font-size-asian="26pt" style:font-size-complex="26pt"/>
    </style:style>
    <style:style style:name="T638" style:family="text">
      <style:text-properties fo:font-size="26pt" officeooo:rsid="01c06e43" style:font-size-asian="26pt" style:font-size-complex="26pt"/>
    </style:style>
    <style:style style:name="T639" style:family="text">
      <style:text-properties fo:font-size="26pt" officeooo:rsid="01bee0e3" style:font-size-asian="26pt" style:font-size-complex="26pt"/>
    </style:style>
    <style:style style:name="T640" style:family="text">
      <style:text-properties fo:font-size="26pt" officeooo:rsid="0499bd58" style:font-size-asian="26pt" style:font-size-complex="26pt"/>
    </style:style>
    <style:style style:name="T641" style:family="text">
      <style:text-properties officeooo:rsid="02a1233c"/>
    </style:style>
    <style:style style:name="T642" style:family="text">
      <style:text-properties officeooo:rsid="02a2ddd3"/>
    </style:style>
    <style:style style:name="T643" style:family="text">
      <style:text-properties officeooo:rsid="02a36db5"/>
    </style:style>
    <style:style style:name="T644" style:family="text">
      <style:text-properties officeooo:rsid="02a4e03d"/>
    </style:style>
    <style:style style:name="T645" style:family="text">
      <style:text-properties officeooo:rsid="02a6b442"/>
    </style:style>
    <style:style style:name="T646" style:family="text">
      <style:text-properties officeooo:rsid="02a80164"/>
    </style:style>
    <style:style style:name="T647" style:family="text">
      <style:text-properties officeooo:rsid="02a887ec"/>
    </style:style>
    <style:style style:name="T648" style:family="text">
      <style:text-properties officeooo:rsid="02b2fca2"/>
    </style:style>
    <style:style style:name="T649" style:family="text">
      <style:text-properties officeooo:rsid="02c0b706"/>
    </style:style>
    <style:style style:name="T650" style:family="text">
      <style:text-properties style:font-name="Arial" officeooo:rsid="00c61d29"/>
    </style:style>
    <style:style style:name="T651" style:family="text">
      <style:text-properties style:font-name="Arial" officeooo:rsid="00cbfefc"/>
    </style:style>
    <style:style style:name="T652" style:family="text">
      <style:text-properties style:font-name="Arial" fo:font-weight="bold" officeooo:rsid="00c61d29" style:font-weight-asian="bold" style:font-weight-complex="bold"/>
    </style:style>
    <style:style style:name="T653" style:family="text">
      <style:text-properties style:font-name="Arial" fo:font-weight="bold" officeooo:rsid="00cbfefc" style:font-weight-asian="bold" style:font-weight-complex="bold"/>
    </style:style>
    <style:style style:name="T654" style:family="text">
      <style:text-properties style:font-name="Arial" officeooo:rsid="0606fc15"/>
    </style:style>
    <style:style style:name="T655" style:family="text">
      <style:text-properties style:font-name="Arial" officeooo:rsid="061291b4"/>
    </style:style>
    <style:style style:name="T656" style:family="text">
      <style:text-properties officeooo:rsid="02c7de30"/>
    </style:style>
    <style:style style:name="T657" style:family="text">
      <style:text-properties officeooo:rsid="02c8fb36"/>
    </style:style>
    <style:style style:name="T658" style:family="text">
      <style:text-properties officeooo:rsid="02caa908"/>
    </style:style>
    <style:style style:name="T659" style:family="text">
      <style:text-properties officeooo:rsid="02cc4c98"/>
    </style:style>
    <style:style style:name="T660" style:family="text">
      <style:text-properties officeooo:rsid="02cdf371"/>
    </style:style>
    <style:style style:name="T661" style:family="text">
      <style:text-properties officeooo:rsid="02cdfe35"/>
    </style:style>
    <style:style style:name="T662" style:family="text">
      <style:text-properties officeooo:rsid="02cf4698"/>
    </style:style>
    <style:style style:name="T663" style:family="text">
      <style:text-properties officeooo:rsid="02d634bf"/>
    </style:style>
    <style:style style:name="T664" style:family="text">
      <style:text-properties officeooo:rsid="0356f1fa"/>
    </style:style>
    <style:style style:name="T665" style:family="text">
      <style:text-properties officeooo:rsid="0357354a"/>
    </style:style>
    <style:style style:name="T666" style:family="text">
      <style:text-properties officeooo:rsid="0357f506"/>
    </style:style>
    <style:style style:name="T667" style:family="text">
      <style:text-properties officeooo:rsid="0189275b"/>
    </style:style>
    <style:style style:name="T668" style:family="text">
      <style:text-properties officeooo:rsid="01985d0c"/>
    </style:style>
    <style:style style:name="T669" style:family="text">
      <style:text-properties officeooo:rsid="045603e3"/>
    </style:style>
    <style:style style:name="T670" style:family="text">
      <style:text-properties officeooo:rsid="049d8387"/>
    </style:style>
    <style:style style:name="T671" style:family="text">
      <style:text-properties officeooo:rsid="045771cf"/>
    </style:style>
    <style:style style:name="T672" style:family="text">
      <style:text-properties officeooo:rsid="03a1bd02"/>
    </style:style>
    <style:style style:name="T673" style:family="text">
      <style:text-properties officeooo:rsid="03a36425"/>
    </style:style>
    <style:style style:name="T674" style:family="text">
      <style:text-properties officeooo:rsid="03a4a6bc"/>
    </style:style>
    <style:style style:name="T675" style:family="text">
      <style:text-properties officeooo:rsid="0065c16a"/>
    </style:style>
    <style:style style:name="T676" style:family="text">
      <style:text-properties officeooo:rsid="04afbb12"/>
    </style:style>
    <style:style style:name="T677" style:family="text">
      <style:text-properties officeooo:rsid="04b275c8"/>
    </style:style>
    <style:style style:name="T678" style:family="text">
      <style:text-properties officeooo:rsid="04b2f0b5"/>
    </style:style>
    <style:style style:name="T679" style:family="text">
      <style:text-properties officeooo:rsid="04b34050"/>
    </style:style>
    <style:style style:name="T680" style:family="text">
      <style:text-properties officeooo:rsid="04b4821b"/>
    </style:style>
    <style:style style:name="T681" style:family="text">
      <style:text-properties officeooo:rsid="04b639ab"/>
    </style:style>
    <style:style style:name="T682" style:family="text">
      <style:text-properties officeooo:rsid="04bb72c2"/>
    </style:style>
    <style:style style:name="T683" style:family="text">
      <style:text-properties officeooo:rsid="051b3617"/>
    </style:style>
    <style:style style:name="T684" style:family="text">
      <style:text-properties officeooo:rsid="051d0d96"/>
    </style:style>
    <style:style style:name="T685" style:family="text">
      <style:text-properties officeooo:rsid="051e9731"/>
    </style:style>
    <style:style style:name="T686" style:family="text">
      <style:text-properties officeooo:rsid="05200307"/>
    </style:style>
    <style:style style:name="T687" style:family="text">
      <style:text-properties officeooo:rsid="02a95d88"/>
    </style:style>
    <style:style style:name="T688" style:family="text">
      <style:text-properties officeooo:rsid="0545662f"/>
    </style:style>
    <style:style style:name="T689" style:family="text">
      <style:text-properties officeooo:rsid="055790f9"/>
    </style:style>
    <style:style style:name="T690" style:family="text">
      <style:text-properties officeooo:rsid="055a2d26"/>
    </style:style>
    <style:style style:name="T691" style:family="text">
      <style:text-properties officeooo:rsid="055ad358"/>
    </style:style>
    <style:style style:name="T692" style:family="text">
      <style:text-properties officeooo:rsid="055b63fe"/>
    </style:style>
    <style:style style:name="T693" style:family="text">
      <style:text-properties officeooo:rsid="055d96d9"/>
    </style:style>
    <style:style style:name="T694" style:family="text">
      <style:text-properties officeooo:rsid="05632c40"/>
    </style:style>
    <style:style style:name="T695" style:family="text">
      <style:text-properties officeooo:rsid="056fedf6"/>
    </style:style>
    <style:style style:name="T696" style:family="text">
      <style:text-properties officeooo:rsid="056fefcd"/>
    </style:style>
    <style:style style:name="T697" style:family="text">
      <style:text-properties officeooo:rsid="0571c32d"/>
    </style:style>
    <style:style style:name="T698" style:family="text">
      <style:text-properties officeooo:rsid="0572898d"/>
    </style:style>
    <style:style style:name="T699" style:family="text">
      <style:text-properties officeooo:rsid="0578a720"/>
    </style:style>
    <style:style style:name="T700" style:family="text">
      <style:text-properties officeooo:rsid="0579084d"/>
    </style:style>
    <style:style style:name="T701" style:family="text">
      <style:text-properties officeooo:rsid="0579e4a9"/>
    </style:style>
    <style:style style:name="T702" style:family="text">
      <style:text-properties officeooo:rsid="057b134e"/>
    </style:style>
    <style:style style:name="T703" style:family="text">
      <style:text-properties officeooo:rsid="057cdf2f"/>
    </style:style>
    <style:style style:name="T704" style:family="text">
      <style:text-properties officeooo:rsid="0581128c"/>
    </style:style>
    <style:style style:name="T705" style:family="text">
      <style:text-properties officeooo:rsid="0583e8e9"/>
    </style:style>
    <style:style style:name="T706" style:family="text">
      <style:text-properties officeooo:rsid="0584318b"/>
    </style:style>
    <style:style style:name="T707" style:family="text">
      <style:text-properties officeooo:rsid="05846a98"/>
    </style:style>
    <style:style style:name="T708" style:family="text">
      <style:text-properties officeooo:rsid="05861af1"/>
    </style:style>
    <style:style style:name="T709" style:family="text">
      <style:text-properties officeooo:rsid="05875a0e"/>
    </style:style>
    <style:style style:name="T710" style:family="text">
      <style:text-properties officeooo:rsid="058f9e88"/>
    </style:style>
    <style:style style:name="T711" style:family="text">
      <style:text-properties officeooo:rsid="019d3855"/>
    </style:style>
    <style:style style:name="T712" style:family="text">
      <style:text-properties officeooo:rsid="05963132"/>
    </style:style>
    <style:style style:name="T713" style:family="text">
      <style:text-properties officeooo:rsid="059643ba"/>
    </style:style>
    <style:style style:name="T714" style:family="text">
      <style:text-properties officeooo:rsid="05965627"/>
    </style:style>
    <style:style style:name="T715" style:family="text">
      <style:text-properties officeooo:rsid="0597c8a3"/>
    </style:style>
    <style:style style:name="T716" style:family="text">
      <style:text-properties officeooo:rsid="059873b5"/>
    </style:style>
    <style:style style:name="T717" style:family="text">
      <style:text-properties officeooo:rsid="059af4db"/>
    </style:style>
    <style:style style:name="T718" style:family="text">
      <style:text-properties officeooo:rsid="059bb6e9"/>
    </style:style>
    <style:style style:name="T719" style:family="text">
      <style:text-properties officeooo:rsid="059dac59"/>
    </style:style>
    <style:style style:name="T720" style:family="text">
      <style:text-properties officeooo:rsid="059ddf69"/>
    </style:style>
    <style:style style:name="T721" style:family="text">
      <style:text-properties officeooo:rsid="059eb193"/>
    </style:style>
    <style:style style:name="T722" style:family="text">
      <style:text-properties officeooo:rsid="059f92af"/>
    </style:style>
    <style:style style:name="T723" style:family="text">
      <style:text-properties officeooo:rsid="05a0a1f2"/>
    </style:style>
    <style:style style:name="T724" style:family="text">
      <style:text-properties officeooo:rsid="05a240ca"/>
    </style:style>
    <style:style style:name="T725" style:family="text">
      <style:text-properties officeooo:rsid="05a3974e"/>
    </style:style>
    <style:style style:name="T726" style:family="text">
      <style:text-properties officeooo:rsid="05a43866"/>
    </style:style>
    <style:style style:name="T727" style:family="text">
      <style:text-properties officeooo:rsid="05a630d6"/>
    </style:style>
    <style:style style:name="T728" style:family="text">
      <style:text-properties officeooo:rsid="05aa9e7f"/>
    </style:style>
    <style:style style:name="T729" style:family="text">
      <style:text-properties officeooo:rsid="05ae2236"/>
    </style:style>
    <style:style style:name="T730" style:family="text">
      <style:text-properties officeooo:rsid="05aef623"/>
    </style:style>
    <style:style style:name="T731" style:family="text">
      <style:text-properties officeooo:rsid="05b05ba9"/>
    </style:style>
    <style:style style:name="T732" style:family="text">
      <style:text-properties officeooo:rsid="05b2afd9"/>
    </style:style>
    <style:style style:name="T733" style:family="text">
      <style:text-properties officeooo:rsid="05b4682a"/>
    </style:style>
    <style:style style:name="T734" style:family="text">
      <style:text-properties officeooo:rsid="05b9a9f9"/>
    </style:style>
    <style:style style:name="T735" style:family="text">
      <style:text-properties officeooo:rsid="05bb3c01"/>
    </style:style>
    <style:style style:name="T736" style:family="text">
      <style:text-properties officeooo:rsid="05bed030"/>
    </style:style>
    <style:style style:name="T737" style:family="text">
      <style:text-properties officeooo:rsid="05c2cd98"/>
    </style:style>
    <style:style style:name="T738" style:family="text">
      <style:text-properties officeooo:rsid="05c94bf3"/>
    </style:style>
    <style:style style:name="T739" style:family="text">
      <style:text-properties officeooo:rsid="05ca8876"/>
    </style:style>
    <style:style style:name="T740" style:family="text">
      <style:text-properties officeooo:rsid="05d12ff5"/>
    </style:style>
    <style:style style:name="T741" style:family="text">
      <style:text-properties officeooo:rsid="05d32f83"/>
    </style:style>
    <style:style style:name="T742" style:family="text">
      <style:text-properties officeooo:rsid="05d49d4c"/>
    </style:style>
    <style:style style:name="T743" style:family="text">
      <style:text-properties officeooo:rsid="05d50adf"/>
    </style:style>
    <style:style style:name="T744" style:family="text">
      <style:text-properties officeooo:rsid="05d980f3"/>
    </style:style>
    <style:style style:name="T745" style:family="text">
      <style:text-properties officeooo:rsid="05dbf09a"/>
    </style:style>
    <style:style style:name="T746" style:family="text">
      <style:text-properties officeooo:rsid="05dd2817"/>
    </style:style>
    <style:style style:name="T747" style:family="text">
      <style:text-properties officeooo:rsid="05df44d4"/>
    </style:style>
    <style:style style:name="T748" style:family="text">
      <style:text-properties officeooo:rsid="05e083f2"/>
    </style:style>
    <style:style style:name="T749" style:family="text">
      <style:text-properties officeooo:rsid="05e39ee0"/>
    </style:style>
    <style:style style:name="T750" style:family="text">
      <style:text-properties officeooo:rsid="05e6a3da"/>
    </style:style>
    <style:style style:name="T751" style:family="text">
      <style:text-properties officeooo:rsid="05e72994"/>
    </style:style>
    <style:style style:name="T752" style:family="text">
      <style:text-properties officeooo:rsid="05e8b934"/>
    </style:style>
    <style:style style:name="T753" style:family="text">
      <style:text-properties officeooo:rsid="05e93141"/>
    </style:style>
    <style:style style:name="T754" style:family="text">
      <style:text-properties officeooo:rsid="05ea4c0d"/>
    </style:style>
    <style:style style:name="T755" style:family="text">
      <style:text-properties officeooo:rsid="05eaffee"/>
    </style:style>
    <style:style style:name="T756" style:family="text">
      <style:text-properties officeooo:rsid="05f52fcf"/>
    </style:style>
    <style:style style:name="T757" style:family="text">
      <style:text-properties officeooo:rsid="05f7ed45"/>
    </style:style>
    <style:style style:name="T758" style:family="text">
      <style:text-properties officeooo:rsid="05f982da"/>
    </style:style>
    <style:style style:name="T759" style:family="text">
      <style:text-properties officeooo:rsid="05f9fa4c"/>
    </style:style>
    <style:style style:name="T760" style:family="text">
      <style:text-properties officeooo:rsid="05fca89f"/>
    </style:style>
    <style:style style:name="T761" style:family="text">
      <style:text-properties officeooo:rsid="05fce6fc"/>
    </style:style>
    <style:style style:name="T762" style:family="text">
      <style:text-properties officeooo:rsid="05fe73e2"/>
    </style:style>
    <style:style style:name="T763" style:family="text">
      <style:text-properties officeooo:rsid="05ff498a"/>
    </style:style>
    <style:style style:name="T764" style:family="text">
      <style:text-properties officeooo:rsid="060075e2"/>
    </style:style>
    <style:style style:name="T765" style:family="text">
      <style:text-properties officeooo:rsid="0600f7da"/>
    </style:style>
    <style:style style:name="T766" style:family="text">
      <style:text-properties officeooo:rsid="0601396c"/>
    </style:style>
    <style:style style:name="T767" style:family="text">
      <style:text-properties officeooo:rsid="06023d7b"/>
    </style:style>
    <style:style style:name="T768" style:family="text">
      <style:text-properties officeooo:rsid="06038f32"/>
    </style:style>
    <style:style style:name="T769" style:family="text">
      <style:text-properties officeooo:rsid="06067442"/>
    </style:style>
    <style:style style:name="T770" style:family="text">
      <style:text-properties officeooo:rsid="060b919c"/>
    </style:style>
    <style:style style:name="T771" style:family="text">
      <style:text-properties officeooo:rsid="061291b4"/>
    </style:style>
    <style:style style:name="T772" style:family="text">
      <style:text-properties officeooo:rsid="0620250c"/>
    </style:style>
    <style:style style:name="T773" style:family="text">
      <style:text-properties officeooo:rsid="06212ede"/>
    </style:style>
    <style:style style:name="T774" style:family="text">
      <style:text-properties officeooo:rsid="062307fc"/>
    </style:style>
    <style:style style:name="T775" style:family="text">
      <style:text-properties officeooo:rsid="0627f2d1"/>
    </style:style>
    <style:style style:name="T776" style:family="text">
      <style:text-properties officeooo:rsid="062c5b79"/>
    </style:style>
    <style:style style:name="T777" style:family="text">
      <style:text-properties officeooo:rsid="062d21a0"/>
    </style:style>
    <style:style style:name="T778" style:family="text">
      <style:text-properties officeooo:rsid="063623cf"/>
    </style:style>
    <style:style style:name="T779" style:family="text">
      <style:text-properties officeooo:rsid="06393906"/>
    </style:style>
    <style:style style:name="T780" style:family="text">
      <style:text-properties officeooo:rsid="0639fc44"/>
    </style:style>
    <style:style style:name="T781" style:family="text">
      <style:text-properties officeooo:rsid="0642c5aa"/>
    </style:style>
    <style:style style:name="T782" style:family="text">
      <style:text-properties officeooo:rsid="06443805"/>
    </style:style>
    <style:style style:name="T783" style:family="text">
      <style:text-properties officeooo:rsid="064a33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Yazılım Mühendisliği Simülasyonu Projesi</text:p>
      <text:p text:style-name="P4">190508001 Muhammed Yusuf Akçadağ</text:p>
      <text:p text:style-name="P4">Bilgisayar Mühendisliği Bölümü Öğrencisi</text:p>
      <text:p text:style-name="P39">Bilgisayar Mühendisliği Uygulamaları <text:span text:style-name="T664">I, II </text:span><text:span text:style-name="T665">Dersi </text:span><text:span text:style-name="T666">Projesi</text:span></text:p>
      <text:p text:style-name="P40">Bitirme Projesi</text:p>
      <text:p text:style-name="P3"/>
      <text:p text:style-name="P5">---------------------------------------------------------------------------------------------</text:p>
      <text:p text:style-name="P49">İçerik</text:p>
      <text:p text:style-name="P6">---------------------------------------------------------------------------------------------</text:p>
      <text:p text:style-name="P49">Bölüm 0: Giriş</text:p>
      <text:p text:style-name="P50"><text:span text:style-name="T23">0.1: Yazılım Mühendisliği </text:span><text:span text:style-name="T24">v</text:span><text:span text:style-name="T23">e Yazılım Mühendisi Nedir</text:span></text:p>
      <text:p text:style-name="P51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62">---------------------------------------------------------------------------------------------</text:p>
      <text:p text:style-name="P46"><text:span text:style-name="T26">Bölüm </text:span><text:span text:style-name="T27">1</text:span><text:span text:style-name="T26">: </text:span><text:span text:style-name="T28">Simülasyonumun Konusu</text:span></text:p>
      <text:p text:style-name="P33">1.1: <text:span text:style-name="T699">Simülasyonum</text:span></text:p>
      <text:p text:style-name="P52"><text:span text:style-name="T667">1.</text:span><text:span text:style-name="T701">2</text:span><text:span text:style-name="T667">: </text:span><text:span text:style-name="T605">Simülasyonda Yazılım</text:span><text:span text:style-name="T607">ı</text:span><text:span text:style-name="T605"> İsteyen </text:span><text:span text:style-name="T609">v</text:span><text:span text:style-name="T607">e Yazılımı Yapan</text:span><text:span text:style-name="T605"> </text:span><text:span text:style-name="T631">Şirketler</text:span></text:p>
      <text:p text:style-name="P53"><text:span text:style-name="T668">1.</text:span><text:span text:style-name="T701">3</text:span><text:span text:style-name="T668">: </text:span><text:span text:style-name="T634">My</text:span><text:span text:style-name="T606">Car Rent</text:span><text:span text:style-name="T610"> </text:span><text:span text:style-name="T632">Şirketi</text:span><text:span text:style-name="T611"> Hakkında</text:span></text:p>
      <text:p text:style-name="P54"><text:span text:style-name="T612">1.</text:span><text:span text:style-name="T701">4</text:span><text:span text:style-name="T612">: </text:span><text:span text:style-name="T626">Yu</text:span><text:span text:style-name="T627">Soft</text:span><text:span text:style-name="T610"> </text:span><text:span text:style-name="T632">Şirketi</text:span><text:span text:style-name="T611"> Hakkında</text:span></text:p>
      <text:p text:style-name="P6">---------------------------------------------------------------------------------------------</text:p>
      <text:p text:style-name="P47"><text:span text:style-name="T26">Bölüm </text:span><text:span text:style-name="T29">2</text:span><text:span text:style-name="T30">: </text:span><text:span text:style-name="T45">Proje Aşamaları ve Yapılanlar</text:span></text:p>
      <text:p text:style-name="P48"><text:span text:style-name="T613">2.1: </text:span><text:span text:style-name="T614">Bilgisayar Mühendisliği Uygulamaları I </text:span><text:span text:style-name="T613">Aşaması</text:span></text:p>
      <text:p text:style-name="P55"><text:span text:style-name="T615">2.1.1: </text:span><text:span text:style-name="T616">Proje Raporunun Yazılmaya Başlanması</text:span></text:p>
      <text:p text:style-name="P58">2.1.2: <text:span text:style-name="T636">My</text:span><text:span text:style-name="T628">Car Rent Yazılım Sistemi</text:span><text:span text:style-name="T629"> “</text:span><text:span text:style-name="T671">Yapılabilirlik Analizi Aşaması</text:span><text:span text:style-name="T629">” Uygulanmaya </text:span><text:span text:style-name="T630">Başlandı</text:span></text:p>
      <text:p text:style-name="P56"><text:span text:style-name="T622">2.</text:span><text:span text:style-name="T623">1.</text:span><text:span text:style-name="T670">3</text:span><text:span text:style-name="T623">: </text:span><text:span text:style-name="T636">My</text:span><text:span text:style-name="T628">Car Rent Yazılım Sistemi </text:span><text:span text:style-name="T629">“Planlama Aşaması” Uygulanmaya </text:span><text:span text:style-name="T630">Başlandı</text:span></text:p>
      <text:p text:style-name="P57"><text:span text:style-name="T622">2.</text:span><text:span text:style-name="T623">1.</text:span><text:span text:style-name="T670">4</text:span><text:span text:style-name="T623">: </text:span><text:span text:style-name="T636">My</text:span><text:span text:style-name="T628">Car Rent Yazılım Sistemi </text:span><text:span text:style-name="T629">“</text:span><text:span text:style-name="T650">Döngü </text:span><text:span text:style-name="T651">I</text:span><text:span text:style-name="T650"> : Aşama II</text:span><text:span text:style-name="T629">” Uygulanmaya </text:span><text:span text:style-name="T630">Başlandı</text:span></text:p>
      <text:p text:style-name="P22"><text:span text:style-name="T622">2.</text:span><text:span text:style-name="T623">1.</text:span><text:span text:style-name="T769">5</text:span><text:span text:style-name="T623">: </text:span><text:span text:style-name="T636">My</text:span><text:span text:style-name="T628">Car Rent Yazılım Sistemi </text:span><text:span text:style-name="T629">“</text:span><text:span text:style-name="T650">Döngü </text:span><text:span text:style-name="T651">I </text:span><text:span text:style-name="T650">: Aşama II</text:span><text:span text:style-name="T654">I</text:span><text:span text:style-name="T629">” Uygulanmaya </text:span><text:span text:style-name="T630">Başlandı</text:span></text:p>
      <text:p text:style-name="P60">---------------------------------------------------------------------------------------------</text:p>
      <text:p text:style-name="P3"/>
      <text:p text:style-name="P121"><text:soft-page-break/>Bölüm 0: Giriş</text:p>
      <text:p text:style-name="P1"/>
      <text:p text:style-name="P59">0.1: Yazılım Mühendisliği <text:span text:style-name="T608">v</text:span>e Yazılım Mühendisi Nedir</text:p>
      <text:p text:style-name="P63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64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5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66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88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86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87"/>
      <text:p text:style-name="P10"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oft-page-break/><text:span text:style-name="T182">şunlardır</text:span><text:span text:style-name="T103">:</text:span></text:p>
      <text:p text:style-name="P67"/>
      <text:p text:style-name="P61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67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67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68"/>
      <text:p text:style-name="P41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69"/>
      <text:p text:style-name="P42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70"/>
      <text:p text:style-name="P44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89"/>
      <text:p text:style-name="P43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sistemini</text:span><text:span text:style-name="T219"> </text:span><text:span text:style-name="T278">isteyen şirkete</text:span><text:span text:style-name="T110"> teslim edilmesi </text:span><text:span text:style-name="T193">ya da kullanıcıların </text:span><text:soft-page-break/><text:span text:style-name="T194">kullanımına</text:span><text:span text:style-name="T193"> </text:span><text:span text:style-name="T194">sunulması</text:span><text:span text:style-name="T110"> aşamasıdır.</text:span></text:p>
      <text:p text:style-name="P71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72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74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73"/>
      <text:p text:style-name="P15"><text:soft-page-break/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5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76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77"/>
      <text:p text:style-name="P128"><text:span text:style-name="T478"><text:tab/></text:span><text:span text:style-name="T479">Lakin bu model h</text:span><text:span text:style-name="T598">ala</text:span><text:span text:style-name="T479"> </text:span><text:span text:style-name="T480">askeri </text:span><text:span text:style-name="T548">yazılım sistemleri</text:span><text:span text:style-name="T480">, sağlık </text:span><text:span text:style-name="T548">yazılım sistemleri</text:span><text:span text:style-name="T480"> </text:span><text:span text:style-name="T481">gibi yüksek doğruluk </text:span><text:span text:style-name="T482">gerektiren </text:span><text:span text:style-name="T548">yazılım sistemleri</text:span><text:span text:style-name="T551">nde</text:span><text:span text:style-name="T482"> </text:span><text:span text:style-name="T550">ve yap bitir tarzı </text:span><text:span text:style-name="T599">k</text:span><text:span text:style-name="T600">armaşık</text:span><text:span text:style-name="T599"> olmayan</text:span><text:span text:style-name="T482"> </text:span><text:span text:style-name="T549">yazılım sistemlerinde </text:span><text:span text:style-name="T481">popülerdir.</text:span></text:p>
      <text:p text:style-name="P78"/>
      <text:p text:style-name="P123"><text:span text:style-name="T481"><text:tab/></text:span><text:span text:style-name="T470">Tekrarl</text:span><text:span text:style-name="T471">ı</text:span><text:span text:style-name="T470"> </text:span><text:span text:style-name="T452">Model </text:span><text:span text:style-name="T472">(Iterative Model)</text:span><text:span text:style-name="T452"> </text:span><text:span text:style-name="T453">–</text:span><text:span text:style-name="T452"> </text:span><text:span text:style-name="T483">Şelale modelin katı kurallarından kurtulmak isteyen yazılım mühendislerinin uyguladı</text:span><text:span text:style-name="T484">ğı</text:span><text:span text:style-name="T483"> bir modeldir. </text:span><text:span text:style-name="T454">Planlama </text:span><text:span text:style-name="T453">→ </text:span><text:span text:style-name="T455">Analiz </text:span><text:span text:style-name="T485">aşamaları uygulandıktan </text:span><text:span text:style-name="T489">sonra</text:span><text:span text:style-name="T485"> </text:span><text:span text:style-name="T456">Tasarım → Gerçekleştirme → Doğrulama </text:span><text:span text:style-name="T486">aşamalarının</text:span><text:span text:style-name="T552"> </text:span><text:span text:style-name="T490">gereksinim</text:span><text:span text:style-name="T558">ler </text:span><text:span text:style-name="T579">belgesiyle</text:span><text:span text:style-name="T559"> </text:span><text:span text:style-name="T486">döngü şeklinde </text:span><text:span text:style-name="T491">daha kısa zaman aralıklarında</text:span><text:span text:style-name="T486"> uygulandığı ve son olarak </text:span><text:span text:style-name="T509">da</text:span><text:span text:style-name="T486"> </text:span><text:span text:style-name="T466">Y</text:span><text:span text:style-name="T457">ayımlama </text:span><text:span text:style-name="T456">→ </text:span><text:span text:style-name="T457">Bakım </text:span><text:soft-page-break/><text:span text:style-name="T487">aşamalarının </text:span><text:span text:style-name="T488">uygulandığı bir modeldir.</text:span></text:p>
      <text:p text:style-name="P79"/>
      <text:p text:style-name="P123"><text:span text:style-name="T488"><text:tab/></text:span><text:span text:style-name="T527">Uygulanan döngüler sayesinde parça parça inşa edilen yazılım </text:span><text:span text:style-name="T553">sistemindeki</text:span><text:span text:style-name="T527"> hatalar</text:span><text:span text:style-name="T569"> ve arızalar </text:span><text:span text:style-name="T527">diğer parçalar inşa edilmeye başlanmadan fark edilip düzeltilebilecek </text:span><text:span text:style-name="T528">ve hata maliyeti </text:span><text:span text:style-name="T529">en aza indirilmiş olacak</text:span><text:span text:style-name="T547">tır</text:span><text:span text:style-name="T529">.</text:span></text:p>
      <text:p text:style-name="P79"/>
      <text:p text:style-name="P124"><text:span text:style-name="T488"><text:tab/></text:span><text:span text:style-name="T473">Tekrar Yayımlamalı</text:span><text:span text:style-name="T458"> Model </text:span><text:span text:style-name="T474">(</text:span><text:span text:style-name="T475">Incremental Model</text:span><text:span text:style-name="T474">)</text:span><text:span text:style-name="T458"> </text:span><text:span text:style-name="T453">–</text:span><text:span text:style-name="T458"> </text:span><text:span text:style-name="T593">Tekrarlı </text:span><text:span text:style-name="T492">model gibi </text:span><text:span text:style-name="T495">lakin her döngüde müşteriye </text:span><text:span text:style-name="T533">ya da</text:span><text:span text:style-name="T532"> kullanıcılara </text:span><text:span text:style-name="T495">verilen </text:span><text:span text:style-name="T561">en önemli </text:span><text:span text:style-name="T570">işlevselliğiyle</text:span><text:span text:style-name="T495"> çalışan </text:span><text:span text:style-name="T533">yazılım </text:span><text:span text:style-name="T554">sistemi</text:span><text:span text:style-name="T555">nin</text:span><text:span text:style-name="T496"> olduğu bu modelde</text:span><text:span text:style-name="T492">; </text:span><text:span text:style-name="T454">Planlama </text:span><text:span text:style-name="T453">→ </text:span><text:span text:style-name="T455">Analiz </text:span><text:span text:style-name="T485">aşamaları uygulandıktan </text:span><text:span text:style-name="T489">sonra</text:span><text:span text:style-name="T485"> </text:span><text:span text:style-name="T456">Tasarım → Gerçekleştirme → Doğrulama → </text:span><text:span text:style-name="T467">Y</text:span><text:span text:style-name="T459">ayımlama</text:span><text:span text:style-name="T456"> </text:span><text:span text:style-name="T486">aşamalarının</text:span><text:span text:style-name="T556"> </text:span><text:span text:style-name="T490">gereksinim</text:span><text:span text:style-name="T557">ler </text:span><text:span text:style-name="T571">belgesiyle</text:span><text:span text:style-name="T490"> </text:span><text:span text:style-name="T486">döngü şeklinde </text:span><text:span text:style-name="T491">daha kısa zaman aralıklarında</text:span><text:span text:style-name="T486"> uygulandığı ve son olarak </text:span><text:span text:style-name="T502">da</text:span><text:span text:style-name="T486"> </text:span><text:span text:style-name="T457">Bakım </text:span><text:span text:style-name="T487">aşama</text:span><text:span text:style-name="T503">sının</text:span><text:span text:style-name="T487"> </text:span><text:span text:style-name="T488">uygulandığı bir modeldir.</text:span></text:p>
      <text:p text:style-name="P81"/>
      <text:p text:style-name="P129"><text:span text:style-name="T488"><text:tab/></text:span><text:span text:style-name="T493">Bu model</text:span><text:span text:style-name="T572">le</text:span><text:span text:style-name="T493"> birlikte </text:span><text:span text:style-name="T560">m</text:span><text:span text:style-name="T501">üşteriye </text:span><text:span text:style-name="T534">ya da kullanıcılara </text:span><text:span text:style-name="T573">yazılım sisteminin</text:span><text:span text:style-name="T501"> </text:span><text:span text:style-name="T563">geliştirme </text:span><text:span text:style-name="T501">ilerleyişini gösteriyoruz</text:span><text:span text:style-name="T517">. </text:span><text:span text:style-name="T566">M</text:span><text:span text:style-name="T564">üşteri</text:span><text:span text:style-name="T575">lerin</text:span><text:span text:style-name="T564"> ya da kullanıcılar</text:span><text:span text:style-name="T575">ın</text:span><text:span text:style-name="T564"> </text:span><text:span text:style-name="T574">en önemli işlevselliğiyle </text:span><text:span text:style-name="T565">y</text:span><text:span text:style-name="T564">azılım sistemini</text:span><text:span text:style-name="T535"> </text:span><text:span text:style-name="T517">kullanmasını sağlıyoruz.</text:span></text:p>
      <text:p text:style-name="P82"/>
      <text:p text:style-name="P125"><text:span text:style-name="T494"><text:tab/></text:span><text:span text:style-name="T460">Evrimsel Model </text:span><text:span text:style-name="T476">(Evolutionary </text:span><text:span text:style-name="T477">Model</text:span><text:span text:style-name="T476">)</text:span><text:span text:style-name="T460"> </text:span><text:span text:style-name="T453">– </text:span><text:span text:style-name="T497">Artık esnek ve müşter</text:span><text:span text:style-name="T536">ilerin </text:span><text:span text:style-name="T594">ya da</text:span><text:span text:style-name="T536"> kullanıcıların</text:span><text:span text:style-name="T497"> değişen isteklerine </text:span><text:span text:style-name="T576">yazılım sistemini</text:span><text:span text:style-name="T497"> </text:span><text:span text:style-name="T562">geliştirme</text:span><text:span text:style-name="T522"> sürecinde </text:span><text:span text:style-name="T497">cevap veren bir model</text:span><text:span text:style-name="T498">e geldik. </text:span><text:span text:style-name="T499">Benim projemde uygulayacağım model de budur.</text:span></text:p>
      <text:p text:style-name="P83"/>
      <text:p text:style-name="P126"><text:span text:style-name="T499"><text:tab/></text:span><text:span text:style-name="T454">Planlama</text:span><text:span text:style-name="T455"> </text:span><text:span text:style-name="T485">aşama</text:span><text:span text:style-name="T500">sı</text:span><text:span text:style-name="T485"> uygulandıktan </text:span><text:span text:style-name="T489">sonra</text:span><text:span text:style-name="T485"> </text:span><text:span text:style-name="T461">Analiz → </text:span><text:span text:style-name="T456">Tasarım → Gerçekleştirme → Doğrulama → </text:span><text:span text:style-name="T467">Y</text:span><text:span text:style-name="T459">ayımlama</text:span><text:span text:style-name="T456"> </text:span><text:span text:style-name="T486">aşamalarının döngü şeklinde </text:span><text:span text:style-name="T491">daha kısa zaman aralıklarında</text:span><text:span text:style-name="T486"> uygulandığı ve son olarak </text:span><text:span text:style-name="T510">da</text:span><text:span text:style-name="T486"> <text:s/></text:span><text:span text:style-name="T457">Bakım </text:span><text:span text:style-name="T487">aşama</text:span><text:span text:style-name="T504">sının</text:span><text:span text:style-name="T487"> </text:span><text:span text:style-name="T488">uygulandığı bir modeldir.</text:span></text:p>
      <text:p text:style-name="P80"/>
      <text:p text:style-name="P126"><text:span text:style-name="T488"><text:tab/></text:span><text:span text:style-name="T505">Her döngüde tekrar tekrar yapılan analiz</text:span><text:span text:style-name="T507">in </text:span><text:span text:style-name="T537">kullanıcıların</text:span><text:span text:style-name="T506"> isteklerininin en iyi şekilde alınmasını,</text:span><text:span text:style-name="T505"> en gerçekçi </text:span><text:span text:style-name="T506">ve uygulanabilir gereksinimler</text:span><text:span text:style-name="T567"> </text:span><text:span text:style-name="T578">belgesinin</text:span><text:span text:style-name="T506"> çıkmasını, çıkan gereksinimler </text:span><text:span text:style-name="T583">belgesinin</text:span><text:span text:style-name="T506"> </text:span><text:span text:style-name="T523">tasarım ve gerçekleştirme</text:span><text:span text:style-name="T506"> eki</text:span><text:span text:style-name="T523">pleri</text:span><text:span text:style-name="T506"> </text:span><text:span text:style-name="T508">tarafından daha </text:span><text:span text:style-name="T511">iyi</text:span><text:span text:style-name="T508"> anlaşılabilmesini </text:span><text:span text:style-name="T513">ve</text:span><text:span text:style-name="T508"> </text:span><text:span text:style-name="T511">daha </text:span><text:span text:style-name="T512">iyi anlaşılan gereksinimlerin daha iyi uygulanmasını</text:span><text:span text:style-name="T508"> sağlar. </text:span><text:soft-page-break/><text:span text:style-name="T577">Geliştirilen</text:span><text:span text:style-name="T516"> </text:span><text:span text:style-name="T585">yazılım sistemi kullanıcılara yayımla</text:span><text:span text:style-name="T586">nır</text:span><text:span text:style-name="T584">.</text:span></text:p>
      <text:p text:style-name="P84"/>
      <text:p text:style-name="P126"><text:span text:style-name="T508"><text:tab/></text:span><text:span text:style-name="T514">Modelim</text:span><text:span text:style-name="T596">in</text:span><text:span text:style-name="T580"> aşamalarından</text:span><text:span text:style-name="T514"> proje </text:span><text:span text:style-name="T525">raporunun</text:span><text:span text:style-name="T514"> içinde daha </text:span><text:span text:style-name="T530">detaylı </text:span><text:span text:style-name="T587">bir</text:span><text:span text:style-name="T514"> şekilde bah</text:span><text:span text:style-name="T515">sed</text:span><text:span text:style-name="T595">eceğim</text:span><text:span text:style-name="T515"> için </text:span><text:span text:style-name="T581">son olarak çevik</text:span><text:span text:style-name="T515"> model</text:span><text:span text:style-name="T581">ler</text:span><text:span text:style-name="T519">de</text:span><text:span text:style-name="T515">n kısaca devam ede</text:span><text:span text:style-name="T597">yim</text:span><text:span text:style-name="T515">.</text:span></text:p>
      <text:p text:style-name="P90"/>
      <text:p text:style-name="P127"><text:span text:style-name="T518"><text:tab/></text:span><text:span text:style-name="T463">Çevik</text:span><text:span text:style-name="T462"> Model </text:span><text:span text:style-name="T453">–</text:span><text:span text:style-name="T542"> </text:span><text:span text:style-name="T543">Analizin</text:span><text:span text:style-name="T539"> </text:span><text:span text:style-name="T538">en hızlı şekilde ve </text:span><text:span text:style-name="T591">en</text:span><text:span text:style-name="T538"> </text:span><text:span text:style-name="T590">önemli işlevselliklere göre</text:span><text:span text:style-name="T538"> parça parça </text:span><text:span text:style-name="T544">yapıldığı;</text:span><text:span text:style-name="T538"> </text:span><text:span text:style-name="T541">parça parça alınan gereksinimlerin parça parça <text:s/>tasarlanıp gerçekleştirildiği;</text:span><text:span text:style-name="T538"> </text:span><text:span text:style-name="T540">ü</text:span><text:span text:style-name="T520">rünün en hızlı </text:span><text:span text:style-name="T545">şekilde</text:span><text:span text:style-name="T520"> </text:span><text:span text:style-name="T582">yayımlandığı;</text:span><text:span text:style-name="T520"> hızlı bir şekilde hataların, </text:span><text:span text:style-name="T588">arızaların</text:span><text:span text:style-name="T520"> ve </text:span><text:span text:style-name="T588">güvenlik </text:span><text:span text:style-name="T520">açıkların</text:span><text:span text:style-name="T589">ın</text:span><text:span text:style-name="T520"> kapatıldığı; </text:span><text:span text:style-name="T601">kodun ve mimarinin sürekli optimize edildiği;</text:span><text:span text:style-name="T520"> </text:span><text:span text:style-name="T546">senkronize bir şekilde tüm aşamaların </text:span><text:span text:style-name="T592">uygulandığı</text:span><text:span text:style-name="T521"> bir modeldir.</text:span><text:span text:style-name="T468"> </text:span><text:span text:style-name="T469">Uç</text:span><text:span text:style-name="T465"> Programlama</text:span><text:span text:style-name="T531"> ve</text:span><text:span text:style-name="T465"> Scrum</text:span><text:span text:style-name="T531"> gibi uygulamalar içerir.</text:span><text:span text:style-name="T521"> </text:span><text:span text:style-name="T524">Modelim olan </text:span><text:span text:style-name="T464">Evrimsel Model </text:span><text:span text:style-name="T524">çevik modele en yakın </text:span><text:span text:style-name="T568">plan odaklı</text:span><text:span text:style-name="T526"> </text:span><text:span text:style-name="T524">modellerden biridir.</text:span></text:p>
      <text:p text:style-name="P85"/>
      <text:p text:style-name="P122"><text:span text:style-name="T604">Bölüm </text:span><text:span text:style-name="T602">1</text:span><text:span text:style-name="T604">: </text:span><text:span text:style-name="T603">Simülasyonumun Konusu</text:span></text:p>
      <text:p text:style-name="P97"/>
      <text:p text:style-name="P32">1.1: <text:span text:style-name="T699">Simülasyonum</text:span></text:p>
      <text:p text:style-name="P107"/>
      <text:p text:style-name="P108"><text:tab/><text:span text:style-name="T702">Simülasyonum </text:span><text:span text:style-name="T712">yaygın olan</text:span><text:span text:style-name="T702"> </text:span><text:span text:style-name="T708">İ</text:span><text:span text:style-name="T706">nternet </text:span><text:span text:style-name="T709">üzerinden hizmet </text:span><text:span text:style-name="T713">vermenin</text:span><text:span text:style-name="T709"> </text:span><text:span text:style-name="T712">ve </text:span><text:span text:style-name="T713">iş süreçlerinin yazılım sistemi üzerinden uygulanmasının</text:span><text:span text:style-name="T712"> daha da </text:span><text:span text:style-name="T707">yaygınlaşmaya başladığı</text:span><text:span text:style-name="T706"> bir zamanda</text:span><text:span text:style-name="T703"> teknolojiye ayak uydurmaya çalışa</text:span><text:span text:style-name="T704">n </text:span><text:span text:style-name="T705">ve büyüyen </text:span><text:span text:style-name="T703">genç bir taşıt kiralama şirketinin </text:span><text:span text:style-name="T734">ta</text:span><text:span text:style-name="T735">şıt</text:span><text:span text:style-name="T703"> kiralama hizmeti için </text:span><text:span text:style-name="T728">eski, kullanışsız ve iş ihtiyaçlarını karşılamayan yazılım sistemi yerine yeni bir</text:span><text:span text:style-name="T703"> yazılım sistemi istemesinden oluşuyor.</text:span></text:p>
      <text:p text:style-name="P108"/>
      <text:p text:style-name="P108"><text:tab/><text:span text:style-name="T712">Şirket, ilk başta </text:span><text:span text:style-name="T713">web uygulaması şeklinde </text:span><text:span text:style-name="T714">iş süreçlerini uygulamak ve internet üzerinden çevrim içi hizmet vermek istiyor. </text:span><text:span text:style-name="T715">Yazılım </text:span><text:span text:style-name="T716">sistemi</text:span><text:span text:style-name="T715"> geliştirme </text:span><text:span text:style-name="T716">firmalarından aldığı teklifler bütçesini çok çok aşıyor. </text:span><text:span text:style-name="T718">B</text:span><text:span text:style-name="T717">ütçesine </text:span><text:span text:style-name="T729">sınırdan</text:span><text:span text:style-name="T717"> uyan tekliflerin </text:span><text:span text:style-name="T718">ise </text:span><text:span text:style-name="T717">yazılım sistemini teslim edecekleri tarih çok uzun geliyor</text:span><text:span text:style-name="T716">. </text:span><text:span text:style-name="T717">Yedi (7) şubesi bulunan şirket şimdilik </text:span><text:span text:style-name="T718">geliştirilmesi daha ucuz olan masaüstü uygulaması teknolojisine yöneliyor ve çevrim içi hizmetten vazgeçiyor. </text:span><text:span text:style-name="T719">Kendisi gibi </text:span><text:span text:style-name="T723">büyüyen genç bir</text:span><text:span text:style-name="T719"> yazılım geliştirme şirketi</text:span><text:span text:style-name="T722">nden uygun bir teklif alıyor</text:span><text:span text:style-name="T719">. </text:span><text:span text:style-name="T720">K</text:span><text:span text:style-name="T719">ısa vadede (~</text:span><text:span text:style-name="T731">8</text:span><text:span text:style-name="T719"> </text:span><text:span text:style-name="T731">ay</text:span><text:span text:style-name="T719">) iş süreçlerini </text:span><text:span text:style-name="T730">uygulamak</text:span><text:span text:style-name="T719"> için masaüstü </text:span><text:soft-page-break/><text:span text:style-name="T719">uygulaması geliştirilmesinde anlaşıyorlar. </text:span><text:span text:style-name="T720">Uzun vadede ise (~</text:span><text:span text:style-name="T732">16</text:span><text:span text:style-name="T720"> </text:span><text:span text:style-name="T732">ay</text:span><text:span text:style-name="T720">) </text:span><text:span text:style-name="T721">bu yazılım sisteminin web üzerine geçirilmesi</text:span><text:span text:style-name="T736">nde</text:span><text:span text:style-name="T721"> ve çevrim içi hizmet verilmesinde anlaşıyorlar.</text:span></text:p>
      <text:p text:style-name="P108"/>
      <text:p text:style-name="P108"><text:tab/><text:span text:style-name="T724">Yazılım sistemini istediğinde </text:span><text:span text:style-name="T725">yedi (7) şubesi bulunan şirket, </text:span><text:span text:style-name="T733">bu şube sayılarını</text:span><text:span text:style-name="T725"> masaüstü uygulamayı teslim aldığında dokuz</text:span><text:span text:style-name="T733">a</text:span><text:span text:style-name="T725"> (9) ve web uygulamasını teslim alıp çevrim içi hizmet vermeye başladığında </text:span><text:span text:style-name="T726">on altı</text:span><text:span text:style-name="T733">ya</text:span><text:span text:style-name="T725"> (16) </text:span><text:span text:style-name="T733">çıkardı</text:span><text:span text:style-name="T725">. </text:span><text:span text:style-name="T726">Şimdilerde ise </text:span><text:span text:style-name="T727">yirmi dört şubesi (24) bulunuyor.</text:span></text:p>
      <text:p text:style-name="P97"/>
      <text:p text:style-name="P97"><text:tab/><text:span text:style-name="T695">Bu simülasyondaki her veri </text:span><text:span text:style-name="T74">Muhammed Yusuf Akçadağ</text:span><text:span text:style-name="T695"> </text:span><text:span text:style-name="T696">yani benim</text:span><text:span text:style-name="T695"> tarafı</text:span><text:span text:style-name="T697">m</text:span><text:span text:style-name="T695">dan düşünülmüş, </text:span><text:span text:style-name="T698">tasarlanmış, </text:span><text:span text:style-name="T695">oluşturulmuş ve yazılmıştır.</text:span></text:p>
      <text:p text:style-name="P97"/>
      <text:p text:style-name="P31">1.<text:span text:style-name="T700">2</text:span>: <text:span text:style-name="T605">Simülasyonda Yazılım</text:span><text:span text:style-name="T607">ı</text:span><text:span text:style-name="T605"> İsteyen </text:span><text:span text:style-name="T609">v</text:span><text:span text:style-name="T607">e Yazılımı Yapan</text:span><text:span text:style-name="T605"> </text:span><text:span text:style-name="T631">Şirketler</text:span></text:p>
      <text:p text:style-name="P106"/>
      <text:p text:style-name="P31"><text:tab/><text:span text:style-name="T323">Simülasyonda </text:span><text:span text:style-name="T606">“</text:span><text:span text:style-name="T633">My</text:span><text:span text:style-name="T606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06">“</text:span><text:span text:style-name="T624">Y</text:span><text:span text:style-name="T625">u</text:span><text:span text:style-name="T624">Soft</text:span><text:span text:style-name="T606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92"/>
      <text:p text:style-name="P34">1.<text:span text:style-name="T700">3</text:span>: <text:span text:style-name="T634">My</text:span><text:span text:style-name="T606">Car Rent</text:span><text:span text:style-name="T610"> </text:span><text:span text:style-name="T632">Şirketi</text:span><text:span text:style-name="T611"> Hakkında</text:span></text:p>
      <text:p text:style-name="P109"/>
      <text:p text:style-name="P37"><text:tab/>“<text:span text:style-name="T635">My</text:span><text:span text:style-name="T606">Car Rent</text:span><text:span text:style-name="T610">”</text:span><text:span text:style-name="T432"> </text:span><text:span text:style-name="T433">yönetim şubesi</text:span><text:span text:style-name="T327"> </text:span><text:span text:style-name="T711">Tokat </text:span><text:span text:style-name="T710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93"/>
      <text:p text:style-name="P35"><text:span text:style-name="T612">1.</text:span><text:span text:style-name="T700">4</text:span><text:span text:style-name="T612">: </text:span><text:span text:style-name="T626">Yu</text:span><text:span text:style-name="T627">Soft</text:span><text:span text:style-name="T610"> </text:span><text:span text:style-name="T632">Şirketi</text:span><text:span text:style-name="T611"> Hakkında</text:span></text:p>
      <text:p text:style-name="P110"/>
      <text:p text:style-name="P38"><text:tab/>“<text:span text:style-name="T626">Yu</text:span><text:span text:style-name="T627">Soft</text:span><text:span text:style-name="T610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12"/>
      <text:p text:style-name="P36"><text:soft-page-break/><text:span text:style-name="T637">Bölüm </text:span><text:span text:style-name="T638">2</text:span><text:span text:style-name="T639">: </text:span><text:span text:style-name="T640">Proje Aşamaları ve Yapılanlar</text:span></text:p>
      <text:p text:style-name="P98"/>
      <text:p text:style-name="P17"><text:span text:style-name="T613">2.1: </text:span><text:span text:style-name="T614">Bilgisayar Mühendisliği Uygulamaları I </text:span><text:span text:style-name="T613">Aşaması</text:span></text:p>
      <text:p text:style-name="P99"/>
      <text:p text:style-name="P17"><text:span text:style-name="T615">2.1.1: </text:span><text:span text:style-name="T616">Proje Raporu Yazılmaya Başlandı</text:span></text:p>
      <text:p text:style-name="P99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17">Proje Raporu</text:span><text:span text:style-name="T406">’nu yazmaya başladım </text:span><text:span text:style-name="T443">ve </text:span><text:span text:style-name="T774">Proje Raporu PDF </text:span><text:span text:style-name="T443">adlı belgeyi oluşturdum.</text:span></text:p>
      <text:p text:style-name="P17"/>
      <text:p text:style-name="P18"><text:tab/><text:span text:style-name="T618">Bölüm </text:span><text:span text:style-name="T619">0</text:span><text:span text:style-name="T618">’d</text:span><text:span text:style-name="T619">a</text:span><text:span text:style-name="T618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94"/>
      <text:p text:style-name="P17"><text:span text:style-name="T342"><text:tab/></text:span><text:span text:style-name="T620">Bölüm 1’de </text:span><text:span text:style-name="T346">Simülasyonumun konusundan bahse</text:span><text:span text:style-name="T409">ttim</text:span><text:span text:style-name="T346">.</text:span></text:p>
      <text:p text:style-name="P95"/>
      <text:p text:style-name="P17"><text:span text:style-name="T346"><text:tab/></text:span><text:span text:style-name="T621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96"/>
      <text:p text:style-name="P45">2.1.2 <text:span text:style-name="T636">My</text:span><text:span text:style-name="T628">Car Rent Yazılım Sistemi </text:span><text:span text:style-name="T629">“</text:span>Yapılabilirlik Analizi Aşaması<text:span text:style-name="T629">” Uygulanmaya </text:span><text:span text:style-name="T630">Başlandı</text:span></text:p>
      <text:p text:style-name="P113"/>
      <text:p text:style-name="P114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6"/>
      <text:p text:style-name="P96"><text:tab/><text:span text:style-name="T683">Bu proje </text:span><text:span text:style-name="T684">için elimde yapılabilirliği analiz edecek verilerin olmaması; bu verilere sahip olsam bile </text:span><text:span text:style-name="T685">bu verileri analiz edecek </text:span><text:span text:style-name="T688">teorik bilgimin</text:span><text:span text:style-name="T685"> olmamasından dolayı </text:span><text:span text:style-name="T686">bu aşama</text:span><text:span text:style-name="T690">da</text:span><text:span text:style-name="T686"> sadece </text:span><text:span text:style-name="T68">Ön Gereksinimler Raporu </text:span><text:span text:style-name="T79">PDF </text:span><text:span text:style-name="T686">adlı dökümanı oluştur</text:span><text:span text:style-name="T690">dum</text:span><text:span text:style-name="T686">. </text:span><text:span text:style-name="T69">Yapılabilirlik Analizi Aşaması</text:span><text:span text:style-name="T691">nı</text:span><text:span text:style-name="T69"> </text:span><text:span text:style-name="T691">y</text:span><text:span text:style-name="T689">apmış gibi</text:span><text:span text:style-name="T70"> </text:span><text:span text:style-name="T71">Planlama Aşaması</text:span><text:span text:style-name="T693">na</text:span><text:span text:style-name="T70"> </text:span><text:span text:style-name="T689">dahil e</text:span><text:span text:style-name="T692">ttim</text:span><text:span text:style-name="T689">.</text:span></text:p>
      <text:p text:style-name="P96"/>
      <text:p text:style-name="P17"><text:soft-page-break/><text:span text:style-name="T622">2.</text:span><text:span text:style-name="T623">1.</text:span><text:span text:style-name="T669">3</text:span><text:span text:style-name="T623">: </text:span><text:span text:style-name="T636">My</text:span><text:span text:style-name="T628">Car Rent Yazılım Sistemi </text:span><text:span text:style-name="T629">“Planlama Aşaması” Uygulanmaya </text:span><text:span text:style-name="T630">Başlandı</text:span></text:p>
      <text:p text:style-name="P99"/>
      <text:p text:style-name="P20"><text:tab/><text:span text:style-name="T641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42">Yazılım Geliştirme </text:span><text:span text:style-name="T643">Model</text:span><text:span text:style-name="T361">leri baz alınarak </text:span><text:span text:style-name="T648">Yazılım Geliştirme Modeli </text:span><text:span text:style-name="T361">ve </text:span><text:span text:style-name="T648">Süreçleri</text:span><text:span text:style-name="T361"> tasarlanır</text:span><text:span text:style-name="T356">; </text:span><text:span text:style-name="T646">İş Yükü Dağıtımı </text:span><text:span text:style-name="T358">yapılır; </text:span><text:span text:style-name="T645">Geliştirme Takvimi </text:span><text:span text:style-name="T357">oluşturulur; </text:span><text:span text:style-name="T647">Yasal </text:span><text:span text:style-name="T649">Gereksinimler</text:span><text:span text:style-name="T647"> </text:span><text:span text:style-name="T359">belirlenir; </text:span><text:span text:style-name="T644">Yaklaşık </text:span><text:span text:style-name="T641">Zamansal Maliyet, </text:span><text:span text:style-name="T644">Yaklaşık </text:span><text:span text:style-name="T641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11"/>
      <text:p text:style-name="P20"><text:span text:style-name="T360"><text:tab/></text:span><text:span text:style-name="T694">Planlama Aşaması </text:span><text:span text:style-name="T431">için </text:span><text:span text:style-name="T694">MyCar Rent Yazılım Sistemi Geliştirme Planlaması </text:span><text:span text:style-name="T775">PDF </text:span><text:span text:style-name="T431">adlı belgeyi oluşturdum.</text:span></text:p>
      <text:p text:style-name="P111"/>
      <text:p text:style-name="P21"><text:span text:style-name="T360"><text:tab/>Bu proje için elimde olan veriler ve teorik bilgiyle yukarıda koyu olarak yazılan aşamaların </text:span><text:span text:style-name="T687">Yazılım Geliştirme Modeli</text:span><text:span text:style-name="T421">ni</text:span><text:span text:style-name="T360"> ve </text:span><text:span text:style-name="T687">Süreçleri</text:span><text:span text:style-name="T420">ni</text:span><text:span text:style-name="T687"> </text:span><text:span text:style-name="T360">tasarladım; </text:span><text:span text:style-name="T687">İş Yükü Dağılımı</text:span><text:span text:style-name="T422">nı</text:span><text:span text:style-name="T360"> oluşturdum. </text:span><text:span text:style-name="T687">Geliştirme Takvimi</text:span><text:span text:style-name="T422">ni</text:span><text:span text:style-name="T687"> </text:span><text:span text:style-name="T418">oluşturmak</text:span><text:span text:style-name="T360">,</text:span><text:span text:style-name="T687"> Yasal Gereksinimler</text:span><text:span text:style-name="T422">ini</text:span><text:span text:style-name="T687"> </text:span><text:span text:style-name="T418">belirlemek</text:span><text:span text:style-name="T360">,</text:span><text:span text:style-name="T687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93">Planlama Aşaması</text:span><text:span text:style-name="T428">na</text:span><text:span text:style-name="T689"> </text:span><text:span text:style-name="T429">dahil e</text:span><text:span text:style-name="T430">ttim</text:span><text:span text:style-name="T429">.</text:span></text:p>
      <text:p text:style-name="P111"/>
      <text:p text:style-name="P19"><text:span text:style-name="T622">2.</text:span><text:span text:style-name="T623">1.</text:span><text:span text:style-name="T682">4</text:span><text:span text:style-name="T623">: </text:span><text:span text:style-name="T636">My</text:span><text:span text:style-name="T628">Car Rent Yazılım Sistemi </text:span><text:span text:style-name="T629">“</text:span><text:span text:style-name="T650">Döngü </text:span><text:span text:style-name="T651">I </text:span><text:span text:style-name="T650">: Aşama II</text:span><text:span text:style-name="T629">” Uygulanmaya </text:span><text:span text:style-name="T630">Başlandı</text:span></text:p>
      <text:p text:style-name="P100"/>
      <text:p text:style-name="P101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56">yazılım sistemi</text:span><text:span text:style-name="T672">nin işlevselliklerinin </text:span><text:span text:style-name="T657">kesin ve anlaşılır bir şekilde </text:span><text:span text:style-name="T673">hem kullanıcılar hem de geliştiriciler </text:span><text:span text:style-name="T674">için</text:span><text:span text:style-name="T657"> </text:span><text:span text:style-name="T658">tanımla</text:span><text:span text:style-name="T676">ndığı</text:span><text:span text:style-name="T658"> aşam</text:span><text:span text:style-name="T676">adır</text:span><text:span text:style-name="T658">. </text:span><text:span text:style-name="T46">B</text:span><text:span text:style-name="T47">u aşamada yazılım </text:span><text:span text:style-name="T48">sistemi</text:span><text:span text:style-name="T47"> </text:span><text:span text:style-name="T675">analizi yapılır.</text:span><text:span text:style-name="T47"> </text:span><text:span text:style-name="T675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59">Eğer yazılım sistemi </text:span><text:span text:style-name="T65">Kullanıma Hazır Yazılım </text:span><text:span text:style-name="T659">ise </text:span><text:span text:style-name="T660">gereksinimler </text:span><text:span text:style-name="T677">belgesi</text:span><text:span text:style-name="T660"> şirket tarafından öznel olarak </text:span><text:span text:style-name="T678">oluşturulur</text:span><text:span text:style-name="T660">. </text:span><text:span text:style-name="T659">Eğer yazılım sistemi </text:span><text:span text:style-name="T66">Özel Yazılım </text:span><text:span text:style-name="T660">ise <text:s/>gereksinimler </text:span><text:span text:style-name="T679">belgesi yazılım </text:span><text:span text:style-name="T660">sistemini isteyen şirketin gereksinimlerine göre </text:span><text:span text:style-name="T680">oluşturulur</text:span><text:span text:style-name="T660">. </text:span><text:span text:style-name="T661">Özel yazılımlarda gereksinimler </text:span><text:soft-page-break/><text:span text:style-name="T681">belgesi </text:span><text:span text:style-name="T661">iki şirket arasında </text:span><text:span text:style-name="T737">(</text:span><text:span text:style-name="T662">yazılım sistemini geliştiren </text:span><text:span text:style-name="T663">şirket</text:span><text:span text:style-name="T662"> ve yazılım sistemini isteyen </text:span><text:span text:style-name="T663">şirket</text:span><text:span text:style-name="T737">)</text:span><text:span text:style-name="T662"> </text:span><text:span text:style-name="T661">hukuksal anlaşma yerine de geçer.</text:span></text:p>
      <text:p text:style-name="P101"/>
      <text:p text:style-name="P102"><text:tab/><text:span text:style-name="T652">Döngü </text:span><text:span text:style-name="T653">I </text:span><text:span text:style-name="T652">: Aşama II</text:span><text:span text:style-name="T72"> </text:span><text:span text:style-name="T694">için </text:span><text:span text:style-name="T73">Gereksinimler Raporu I</text:span><text:span text:style-name="T72"> </text:span><text:span text:style-name="T80">PDF </text:span><text:span text:style-name="T694">adlı belgeyi oluşturdum.</text:span></text:p>
      <text:p text:style-name="P102"/>
      <text:p text:style-name="P105"><text:tab/><text:span text:style-name="T75"> </text:span><text:span text:style-name="T73">Gereksinimler Raporu I </text:span><text:span text:style-name="T81">PDF </text:span><text:span text:style-name="T738">adlı </text:span><text:span text:style-name="T739">belge </text:span><text:span text:style-name="T741">yazılım sisteminin geliştirilmesine ve geliştiriciler için gereksinimlerin oluşturulmasına kılavuzluk eden, </text:span><text:span text:style-name="T753">az biçimsel </text:span><text:span text:style-name="T754">olarak </text:span><text:span text:style-name="T741">doğal dil</text:span><text:span text:style-name="T742">le</text:span><text:span text:style-name="T741"> yazılmış bir belgedir. </text:span><text:span text:style-name="T742">Bu belge işlevsellikler ve varlıklar</text:span><text:span text:style-name="T743">la</text:span><text:span text:style-name="T742"> ilgili </text:span><text:span text:style-name="T744">tam </text:span><text:span text:style-name="T742">ayrıntıları içermeyen, </text:span><text:span text:style-name="T744">hem yazılım sistemini isteyenler için hem de geliştirenler için anlaşılır </text:span><text:span text:style-name="T746">olan</text:span><text:span text:style-name="T744">, yazılım sisteminin sağlayacağı işlevsellikleri</text:span><text:span text:style-name="T745">n</text:span><text:span text:style-name="T744"> ve tutacağı </text:span><text:span text:style-name="T747">verilerin</text:span><text:span text:style-name="T744"> sınırını çizen</text:span><text:span text:style-name="T742"> </text:span><text:span text:style-name="T745">ve tanımlayan </text:span><text:span text:style-name="T742">soyut bir </text:span><text:span text:style-name="T745">belgedir</text:span><text:span text:style-name="T744">.</text:span></text:p>
      <text:p text:style-name="P103"/>
      <text:p text:style-name="P104"><text:span text:style-name="T652">Döngü </text:span><text:span text:style-name="T653">I </text:span><text:span text:style-name="T652">: Aşama II</text:span><text:span text:style-name="T72"> </text:span><text:span text:style-name="T694">için </text:span><text:span text:style-name="T76">Geliştiriciler İçin Gereksinim Kartları I </text:span><text:span text:style-name="T740">adlı dosyayı oluşturdum.</text:span></text:p>
      <text:p text:style-name="P104"/>
      <text:p text:style-name="P104"><text:tab/><text:span text:style-name="T77">Kartlar, </text:span><text:span text:style-name="T747">sınırı çizilen ve tanımlanan </text:span><text:span text:style-name="T748">işlevsellikler ve verileri yazılım sistemini isteyenler için tam anlaşılır olmayan ama geliştiriciler için anlaşılır olacak şekilde tanımlayan </text:span><text:span text:style-name="T750">biçimsel </text:span><text:span text:style-name="T755">olarak doğal dille </text:span><text:span text:style-name="T750">yazılmış</text:span><text:span text:style-name="T748"> </text:span><text:span text:style-name="T78">Varlıklar, Fonksiyonel Gereksinimler </text:span><text:span text:style-name="T748">ve</text:span><text:span text:style-name="T78"> Fonksiyonel Olmayan Gereksinimlerden </text:span><text:span text:style-name="T749">oluşan bir </text:span><text:span text:style-name="T750">somut</text:span><text:span text:style-name="T749"> koleksiyondur. </text:span><text:span text:style-name="T751">Fonksiyonel Gereksinimler yazılım sistemini isteyen ve geliştiren için anlaşılır olan bir anlaş</text:span><text:span text:style-name="T752">madır.</text:span></text:p>
      <text:p text:style-name="P104"/>
      <text:p text:style-name="P104"><text:tab/><text:span text:style-name="T756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57">Geriye dönük baktığımda da </text:span><text:span text:style-name="T760">yazılım sistemini isteyen </text:span><text:span text:style-name="T762">mü</text:span><text:span text:style-name="T763">ş</text:span><text:span text:style-name="T762">terinin</text:span><text:span text:style-name="T760"> hoşuna gitmeyen</text:span><text:span text:style-name="T757"> birçok hata</text:span><text:span text:style-name="T761">nın</text:span><text:span text:style-name="T757"> iyi bir şekilde tanımlanmayan </text:span><text:span text:style-name="T765">veya</text:span><text:span text:style-name="T757"> </text:span><text:span text:style-name="T764">mantıksal hataları bulunan</text:span><text:span text:style-name="T757"> ve</text:span><text:span text:style-name="T759">ya</text:span><text:span text:style-name="T757"> </text:span><text:span text:style-name="T758">hiç yazılmayan gereksinimlerden kaynaklandığını anladım. </text:span><text:span text:style-name="T766">Plan odaklı geliştirmeler için </text:span><text:span text:style-name="T767">iyi bir şekilde </text:span><text:span text:style-name="T768">tespit edilip</text:span><text:span text:style-name="T767"> tanımlanan ve</text:span><text:span text:style-name="T766"> mantıksal hataların en aza indirildiği </text:span><text:span text:style-name="T767">gereksinimlere ihtiyaç vardır.</text:span></text:p>
      <text:p text:style-name="P104"/>
      <text:p text:style-name="P23"><text:span text:style-name="T622">2.</text:span><text:span text:style-name="T623">1.</text:span><text:span text:style-name="T769">5</text:span><text:span text:style-name="T623">: </text:span><text:span text:style-name="T636">My</text:span><text:span text:style-name="T628">Car Rent Yazılım Sistemi </text:span><text:span text:style-name="T629">“</text:span><text:span text:style-name="T650">Döngü </text:span><text:span text:style-name="T651">I </text:span><text:span text:style-name="T650">: Aşama II</text:span><text:span text:style-name="T654">I</text:span><text:span text:style-name="T629">” </text:span><text:soft-page-break/><text:span text:style-name="T629">Uygulanmaya </text:span><text:span text:style-name="T630">Başlandı</text:span></text:p>
      <text:p text:style-name="P23"/>
      <text:p text:style-name="P24"><text:tab/><text:span text:style-name="T770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91"/>
      <text:p text:style-name="P25"><text:span text:style-name="T321"><text:tab/></text:span><text:span text:style-name="T650">Döngü </text:span><text:span text:style-name="T651">I </text:span><text:span text:style-name="T650">: Aşama II</text:span><text:span text:style-name="T655">I</text:span><text:span text:style-name="T694"> </text:span><text:span text:style-name="T431">için </text:span><text:span text:style-name="T771">Yazılım Sistemi Gösterimi </text:span><text:span text:style-name="T772">I PDF</text:span><text:span text:style-name="T771"> </text:span><text:span text:style-name="T436">adlı belgeyi oluşturd</text:span><text:span text:style-name="T442">u</text:span><text:span text:style-name="T436">m.</text:span></text:p>
      <text:p text:style-name="P115"/>
      <text:p text:style-name="P26"><text:span text:style-name="T436"><text:tab/></text:span><text:span text:style-name="T771">Yazılım Sistemi Gösterimi </text:span><text:span text:style-name="T773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16"/>
      <text:p text:style-name="P27"><text:span text:style-name="T441"><text:tab/></text:span><text:span text:style-name="T650">Döngü </text:span><text:span text:style-name="T651">I </text:span><text:span text:style-name="T650">: Aşama II</text:span><text:span text:style-name="T655">I</text:span><text:span text:style-name="T694"> </text:span><text:span text:style-name="T431">için </text:span><text:span text:style-name="T774">Use Case D</text:span><text:span text:style-name="T776">i</text:span><text:span text:style-name="T774">agrams I </text:span><text:span text:style-name="T776">PDF </text:span><text:span text:style-name="T444">adlı belgeyi oluşturdum.</text:span></text:p>
      <text:p text:style-name="P117"/>
      <text:p text:style-name="P28"><text:span text:style-name="T444"><text:tab/></text:span><text:span text:style-name="T777">U</text:span><text:span text:style-name="T774">se Case D</text:span><text:span text:style-name="T776">i</text:span><text:span text:style-name="T774">agrams I </text:span><text:span text:style-name="T776">PDF </text:span><text:span text:style-name="T444">adlı belge </text:span><text:span text:style-name="T445">yazılım sistemini kullanan aktörlerin ve eriştikleri işlevselliklerin gösterimidir.</text:span></text:p>
      <text:p text:style-name="P119"/>
      <text:p text:style-name="P29"><text:span text:style-name="T445"><text:tab/></text:span><text:span text:style-name="T650">Döngü </text:span><text:span text:style-name="T651">I </text:span><text:span text:style-name="T650">: Aşama II</text:span><text:span text:style-name="T655">I</text:span><text:span text:style-name="T694"> </text:span><text:span text:style-name="T431">için</text:span><text:span text:style-name="T694"> </text:span><text:span text:style-name="T778">Yazılım Sistemi Mimarisi</text:span><text:span text:style-name="T774"> I </text:span><text:span text:style-name="T776">PDF </text:span><text:span text:style-name="T444">adlı belgeyi oluşturdum.</text:span></text:p>
      <text:p text:style-name="P118"/>
      <text:p text:style-name="P30"><text:span text:style-name="T444"><text:tab/></text:span><text:span text:style-name="T778">Yazılım Sistemi Mimarisi</text:span><text:span text:style-name="T774"> I </text:span><text:span text:style-name="T776">PDF </text:span><text:span text:style-name="T444">adlı belge</text:span><text:span text:style-name="T446"> yazılım sistemini geliştirirken kullanılacak mimariyi gösterir. Kullandığım </text:span><text:span text:style-name="T779">3-Katmanlı Mimari</text:span><text:span text:style-name="T446">de </text:span><text:span text:style-name="T779">Veri Tabanı </text:span><text:span text:style-name="T446">yazılım sistemine ait bir katman değildir. Yazılım sistemi</text:span><text:span text:style-name="T779"> Veri Tabanı</text:span><text:span text:style-name="T446">ndaki</text:span><text:span text:style-name="T779"> </text:span><text:span text:style-name="T446">verileri işleyerek kullanıcıya gösteren </text:span><text:span text:style-name="T779">Sunum Katmanı, İş Katmanı </text:span><text:span text:style-name="T446">ve </text:span><text:span text:style-name="T779">Veri Erişim Katmanı</text:span><text:span text:style-name="T446">ndan oluşur. </text:span><text:span text:style-name="T780">Veri Erişim Katmanı Veri Tabanı</text:span><text:span text:style-name="T447">ndan verileri </text:span><text:span text:style-name="T780">İş Katmanı</text:span><text:span text:style-name="T447">na aktarır. </text:span><text:span text:style-name="T780">İş Katmanı </text:span><text:span text:style-name="T447">verileri işleyerek </text:span><text:span text:style-name="T780">Sunum Katmanı</text:span><text:span text:style-name="T447">na aktarır ve </text:span><text:span text:style-name="T780">Sunum Katmanı</text:span><text:span text:style-name="T447">nda işlenmiş veriler kullanıcı ile buluşturulur. </text:span><text:span text:style-name="T448">Bu katmanlar sayesinde yazılım sistemi</text:span><text:span text:style-name="T449">nin</text:span><text:span text:style-name="T448"> geliştirilmesi, </text:span><text:span text:style-name="T449">planma </text:span><text:span text:style-name="T448">yönetimi ve bakımı kolaylaşır.</text:span></text:p>
      <text:p text:style-name="P119"/>
      <text:p text:style-name="P130"><text:soft-page-break/><text:span text:style-name="T445"><text:tab/></text:span><text:span text:style-name="T650">Döngü </text:span><text:span text:style-name="T651">I </text:span><text:span text:style-name="T650">: Aşama II</text:span><text:span text:style-name="T655">I</text:span><text:span text:style-name="T694"> </text:span><text:span text:style-name="T431">için</text:span><text:span text:style-name="T694"> </text:span><text:span text:style-name="T781">Class Diagram I IMG</text:span><text:span text:style-name="T776"> </text:span><text:span text:style-name="T444">adlı belgeyi oluşturdum.</text:span></text:p>
      <text:p text:style-name="P130"><text:span text:style-name="T444"/></text:p>
      <text:p text:style-name="P130"><text:span text:style-name="T444"><text:tab/></text:span><text:span text:style-name="T781">Class Diagram I IMG</text:span><text:span text:style-name="T776"> </text:span><text:span text:style-name="T444">adlı belge</text:span><text:span text:style-name="T450"> yazılım sistemini oluşturan sınıfları, sınıfların özelliklerini ve birbirlerinin arasındaki ilişkileri göstererek yazılım sisteminin statik iskeletini ortaya koyar. Yazılım sisteminin dinamik iskeleti ise </text:span><text:span text:style-name="T782">Fonksiyonel Gereksinim Kartları I </text:span><text:span text:style-name="T450">ve </text:span><text:span text:style-name="T782">Use Case Diagrams I</text:span><text:span text:style-name="T450">’</text:span><text:span text:style-name="T451">de orttaya konmaktadır.</text:span></text:p>
      <text:p text:style-name="P130"><text:span text:style-name="T451"/></text:p>
      <text:p text:style-name="P130"><text:span text:style-name="T451"><text:tab/></text:span><text:span text:style-name="T783">Veri Tabanı Tasarımı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6:41:20.859000000</dc:date>
    <meta:editing-duration>P1DT2H38M37S</meta:editing-duration>
    <meta:editing-cycles>1199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102" meta:word-count="2494" meta:character-count="20587" meta:non-whitespace-character-count="18132"/>
  </office:meta>
</office:document-meta>
</file>